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KeinLeerraum" style:family="paragraph">
      <style:text-properties style:font-name-complex="Lucida Sans" fo:font-size="14pt" style:font-size-asian="14pt" style:font-size-complex="14pt"/>
    </style:style>
    <style:style style:name="T7" style:parent-style-name="Absatz-Standardschriftart" style:family="text">
      <style:text-properties fo:color="#262626" fo:font-size="24pt" style:font-size-asian="24pt" style:font-size-complex="24pt"/>
    </style:style>
  </office:automatic-styles>
  <office:body>
    <office:text text:use-soft-page-breaks="true">
      <text:p text:style-name="P1">Energie Bällchen</text:p>
      <text:p text:style-name="Textbody"/>
      <text:h text:style-name="Überschrift1" text:outline-level="1">Zutaten:</text:h>
      <text:list text:style-name="LFO1" text:continue-numbering="true">
        <text:list-item>
          <text:p text:style-name="P2">150g Kokosraspeln</text:p>
        </text:list-item>
        <text:list-item>
          <text:p text:style-name="P3">250ml Kokosmilch</text:p>
        </text:list-item>
        <text:list-item>
          <text:p text:style-name="P4">4 El Xylit (Birkenzucker) Alt. ( Rohrzucker,<text:s/>Honig)</text:p>
        </text:list-item>
        <text:list-item>
          <text:p text:style-name="P5">100g gemahlene Haselnüsse Alt. ( Mandeln)</text:p>
        </text:list-item>
      </text:list>
      <text:p text:style-name="Textbody"/>
      <text:h text:style-name="Überschrift1" text:outline-level="1">Zubereitung:</text:h>
      <text:p text:style-name="Textbody"/>
      <text:p text:style-name="P6">Machst du auch Fresspause? Möchtest aber nicht auf<text:s/>Süßigkeiten verzichten? Dann habe ich das richtige Rezept für dich! Für die coolen Energie Bällchen musst du die gemahlenen Haselnüsse, 100g Kokosflocken, Xylit und die Kokosmilch in eine Schüssel geben und gut vermengen. Vermenge alle Sachen mit den Händen zu einer matschigen Masse. Nun formst du aus der Masse softe Kugeln. Lass die Kugeln für 30 min abcoolen. Verkleide die Kugeln in trendy Kokosflocken und coole sie noch mal ab, bevor du die Kugeln schmatzen anfängst.</text:p>
      <text:p text:style-name="Textbody"/>
      <text:p text:style-name="Textbody"><text:a xlink:href="https://de.bab.la/woerterbuch/franzoesisch-deutsch/et-voilà#translationsdetails1" office:target-frame-name="_top" xlink:show="replace"><text:span text:style-name="T7">voilà</text:span></text:a></text:p>
      <text:p text:style-name="KeinLeerraum"/>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einLeerraum" style:display-name="Kein Leerraum" style:family="paragraph">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ett" style:display-name="Fett" style:family="text" style:parent-style-name="Absatz-Standardschriftart">
      <style:text-properties fo:font-weight="bold" style:font-weight-asian="bold" style:font-weight-complex="bold"/>
    </style:style>
    <style:style style:name="hiddengrammarerror" style:display-name="hiddengrammarerror" style:family="text" style:parent-style-name="Absatz-Standardschriftart"/>
    <style:style style:name="hiddenspellerror" style:display-name="hiddenspellerro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office:automatic-styles>
  <office:master-styles>
    <style:master-page style:name="MP0" style:page-layout-name="PL0">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 Stocker</dc:creator>
    <meta:creation-date>2018-01-25T19:35:00Z</meta:creation-date>
    <dc:date>2019-11-29T10:09:00Z</dc:date>
    <meta:template xlink:href="Normal" xlink:type="simple"/>
    <meta:editing-cycles>7</meta:editing-cycles>
    <meta:editing-duration>PT0S</meta:editing-duration>
    <meta:document-statistic meta:page-count="1" meta:paragraph-count="1" meta:word-count="110" meta:character-count="802" meta:row-count="5" meta:non-whitespace-character-count="693"/>
  </office:meta>
</office:document-meta>
</file>